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-color="#ffffff" draw:textarea-horizontal-align="justify" draw:textarea-vertical-align="middle" draw:auto-grow-height="false" fo:min-height="6.25cm" fo:min-width="5.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Inconsolata"/>
    </style:style>
    <style:style style:name="P4" style:family="paragraph">
      <loext:graphic-properties draw:fill="none" draw:fill-color="#ffffff"/>
      <style:text-properties style:font-name="Inconsolata"/>
    </style:style>
    <style:style style:name="T1" style:family="text">
      <style:text-properties style:font-name="Inconsolat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.5cm" svg:x="4.5cm" svg:y="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75cm" svg:height="0.75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75cm" svg:height="0.75cm" svg:x="6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75cm" svg:height="0.75cm" svg:x="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75cm" svg:height="0.75cm" svg:x="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75cm" svg:height="0.75cm" svg:x="6.25cm" svg:y="1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75cm" svg:height="0.75cm" svg:x="9.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5.641cm" svg:y1="5.641cm" svg:x2="6.609cm" svg:y2="6.609cm" draw:start-shape="id1" draw:start-glue-point="9" draw:end-shape="id2" draw:end-glue-point="5" svg:d="M5641 5641l968 968" svg:viewBox="0 0 969 969">
          <text:p/>
        </draw:connector>
        <draw:connector draw:style-name="gr6" draw:text-style-name="P2" draw:layer="layout" draw:type="line" svg:x1="6.609cm" svg:y1="7.141cm" svg:x2="5.641cm" svg:y2="8.309cm" draw:start-shape="id2" draw:start-glue-point="7" draw:end-shape="id3" draw:end-glue-point="11" svg:d="M6609 7141l-968 1168" svg:viewBox="0 0 969 1169">
          <text:p/>
        </draw:connector>
        <draw:connector draw:style-name="gr7" draw:text-style-name="P2" draw:layer="layout" draw:type="line" svg:x1="7.141cm" svg:y1="7.141cm" svg:x2="8.109cm" svg:y2="8.109cm" draw:start-shape="id2" draw:start-glue-point="9" draw:end-shape="id4" draw:end-glue-point="5" svg:d="M7141 7141l968 968" svg:viewBox="0 0 969 969">
          <text:p/>
        </draw:connector>
        <draw:connector draw:style-name="gr8" draw:text-style-name="P2" draw:layer="layout" draw:type="line" svg:x1="8.109cm" svg:y1="8.641cm" svg:x2="6.891cm" svg:y2="10.249cm" draw:start-shape="id4" draw:start-glue-point="7" draw:end-shape="id5" draw:end-glue-point="11" svg:d="M8109 8641l-1218 1608" svg:viewBox="0 0 1219 1609">
          <text:p/>
        </draw:connector>
        <draw:connector draw:style-name="gr9" draw:text-style-name="P2" draw:layer="layout" draw:type="line" svg:x1="8.641cm" svg:y1="8.641cm" svg:x2="9.609cm" svg:y2="9.859cm" draw:start-shape="id4" draw:start-glue-point="9" draw:end-shape="id6" draw:end-glue-point="5" svg:d="M8641 8641l968 1218" svg:viewBox="0 0 969 1219">
          <text:p/>
        </draw:connector>
        <draw:frame draw:style-name="gr10" draw:text-style-name="P4" draw:layer="layout" svg:width="0.75cm" svg:height="0.92cm" svg:x="4.96cm" svg:y="4.88cm">
          <draw:text-box>
            <text:p text:style-name="P3"><text:span text:style-name="T1">w</text:span></text:p>
          </draw:text-box>
        </draw:frame>
        <draw:frame draw:style-name="gr10" draw:text-style-name="P4" draw:layer="layout" svg:width="0.75cm" svg:height="0.92cm" svg:x="6.46cm" svg:y="6.38cm">
          <draw:text-box>
            <text:p text:style-name="P3"><text:span text:style-name="T1">v</text:span></text:p>
          </draw:text-box>
        </draw:frame>
        <draw:frame draw:style-name="gr10" draw:text-style-name="P4" draw:layer="layout" svg:width="0.75cm" svg:height="0.92cm" svg:x="7.96cm" svg:y="7.88cm">
          <draw:text-box>
            <text:p text:style-name="P3"><text:span text:style-name="T1">u</text:span></text:p>
          </draw:text-box>
        </draw:frame>
        <draw:frame draw:style-name="gr10" draw:text-style-name="P4" draw:layer="layout" svg:width="0.75cm" svg:height="0.92cm" svg:x="9.49cm" svg:y="9.67cm">
          <draw:text-box>
            <text:p text:style-name="P3"><text:span text:style-name="T1">b</text:span></text:p>
          </draw:text-box>
        </draw:frame>
        <draw:frame draw:style-name="gr10" draw:text-style-name="P4" draw:layer="layout" svg:width="0.75cm" svg:height="0.92cm" svg:x="6.22cm" svg:y="10cm">
          <draw:text-box>
            <text:p text:style-name="P3"><text:span text:style-name="T1">a</text:span></text:p>
          </draw:text-box>
        </draw:frame>
        <draw:frame draw:style-name="gr10" draw:text-style-name="P4" draw:layer="layout" svg:width="0.75cm" svg:height="0.92cm" svg:x="4.98cm" svg:y="8.08cm">
          <draw:text-box>
            <text:p text:style-name="P3"><text:span text:style-name="T1">c</text:span></text:p>
          </draw:text-box>
        </draw:frame>
        <draw:line draw:style-name="gr11" draw:text-style-name="P2" draw:layer="layout" svg:x1="5.15cm" svg:y1="5.1cm" svg:x2="4.9cm" svg:y2="4.85cm">
          <text:p/>
        </draw:line>
        <draw:line draw:style-name="gr11" draw:text-style-name="P2" draw:layer="layout" svg:x1="9.6cm" svg:y1="10.4cm" svg:x2="9.5cm" svg:y2="10.55cm">
          <text:p/>
        </draw:line>
        <draw:line draw:style-name="gr11" draw:text-style-name="P2" draw:layer="layout" svg:x1="6.4cm" svg:y1="10.84cm" svg:x2="6.3cm" svg:y2="10.99cm">
          <text:p/>
        </draw:line>
        <draw:line draw:style-name="gr11" draw:text-style-name="P2" draw:layer="layout" svg:x1="5.1cm" svg:y1="8.85cm" svg:x2="5cm" svg:y2="9cm">
          <text:p/>
        </draw:line>
        <draw:line draw:style-name="gr11" draw:text-style-name="P2" draw:layer="layout" svg:x1="5.749cm" svg:y1="8.998cm" svg:x2="5.646cm" svg:y2="8.85cm">
          <text:p/>
        </draw:line>
        <draw:line draw:style-name="gr11" draw:text-style-name="P2" draw:layer="layout" svg:x1="6.949cm" svg:y1="10.988cm" svg:x2="6.846cm" svg:y2="10.84cm">
          <text:p/>
        </draw:line>
        <draw:line draw:style-name="gr11" draw:text-style-name="P2" draw:layer="layout" svg:x1="10.249cm" svg:y1="10.558cm" svg:x2="10.146cm" svg:y2="10.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4cm" svg:stroke-color="#000000" draw:marker-start-width="0.27cm" draw:marker-end-width="0.27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13:14:00.412379797</meta:creation-date>
    <dc:date>2022-04-27T12:24:14.201439552</dc:date>
    <meta:editing-duration>P2DT22H49M53S</meta:editing-duration>
    <meta:editing-cycles>1</meta:editing-cycles>
    <meta:document-statistic meta:object-count="25"/>
    <meta:generator>LibreOffice/7.2.6.2$Linux_X86_64 LibreOffice_project/20$Build-2</meta:generator>
  </office:meta>
</office:document-meta>
</file>